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2ad21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29718e" officeooo:paragraph-rsid="0029718e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1ecf06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8" style:family="paragraph" style:parent-style-name="Standard" style:list-style-name="L1">
      <style:text-properties fo:color="#000000" loext:opacity="100%" officeooo:rsid="0007f587" officeooo:paragraph-rsid="001ecf06"/>
    </style:style>
    <style:style style:name="P9" style:family="paragraph" style:parent-style-name="Standard" style:list-style-name="L1">
      <style:text-properties fo:color="#000000" loext:opacity="100%" officeooo:rsid="0022349c" officeooo:paragraph-rsid="0022349c"/>
    </style:style>
    <style:style style:name="P10" style:family="paragraph" style:parent-style-name="Standard" style:list-style-name="L1">
      <style:text-properties fo:color="#000000" loext:opacity="100%" officeooo:rsid="001ecf06" officeooo:paragraph-rsid="001ecf06"/>
    </style:style>
    <style:style style:name="P11" style:family="paragraph" style:parent-style-name="Standard" style:list-style-name="L1">
      <style:text-properties fo:color="#999999" loext:opacity="100%" officeooo:rsid="0008d35a" officeooo:paragraph-rsid="001ecf06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">definite, indefinite artikel: <text:a xlink:type="simple" xlink:href="https://grammis.ids-mannheim.de/progr@mm/6857" text:style-name="Internet_20_link" text:visited-style-name="Visited_20_Internet_20_Link">https://grammis.ids-mannheim.de/progr@mm/6857</text:a></text:p>
        </text:list-header>
        <text:list-item>
          <text:p text:style-name="P6">S.38 Essensgewohnheiten – Gespräch</text:p>
        </text:list-item>
        <text:list-item>
          <text:p text:style-name="P6">HA: </text:p>
          <text:list>
            <text:list-item>
              <text:p text:style-name="P6">S.36 A7 (Audio11) https://www.schubert-verlag.de/spektrum/audio/11_spektrum_b1-1.mp3</text:p>
            </text:list-item>
            <text:list-item>
              <text:p text:style-name="P6">S.37 c, d</text:p>
            </text:list-item>
            <text:list-item>
              <text:p text:style-name="P6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5T16:58:52.080000000</dc:date>
    <meta:editing-duration>PT51M31S</meta:editing-duration>
    <meta:editing-cycles>1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6" meta:word-count="33" meta:character-count="274" meta:non-whitespace-character-count="251"/>
  </office:meta>
</office:document-meta>
</file>